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12.234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3.353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87cm"/>
    </style:style>
    <style:style style:name="co33" style:family="table-column">
      <style:table-column-properties fo:break-before="auto" style:column-width="3.036cm"/>
    </style:style>
    <style:style style:name="co34" style:family="table-column">
      <style:table-column-properties fo:break-before="auto" style:column-width="3.438cm"/>
    </style:style>
    <style:style style:name="co35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423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2.626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12.815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2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Suf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後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合併間隔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15">變數名稱對應資料集</text:span></text:p>
            <text:p><text:span text:style-name="T3">     資料集只有主+從兩級，只要原資料層級&gt;2都的必降維</text:span>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1">
          <table:table-cell table:style-name="ce12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21">
          <table:table-cell table:style-name="ce12" office:value-type="string" calcext:value-type="string">
            <text:p>HideEmpty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隱藏空白</text:span></text:p>
            <text:p><text:span text:style-name="T1">"Y"(*) : 隱藏</text:span></text:p>
            <text:p><text:span text:style-name="T1">"N"     : 不隱藏</text:span></text:p>
          </table:table-cell>
          <table:table-cell table:style-name="ce29" office:value-type="float" office:value="17" calcext:value-type="float">
            <text:p>17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6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 和 Row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30" table:default-cell-style-name="ce39"/>
        <table:table-column table:style-name="co2" table:default-cell-style-name="ce39"/>
        <table:table-column table:style-name="co31" table:default-cell-style-name="ce39"/>
        <table:table-column table:style-name="co32" table:default-cell-style-name="ce40"/>
        <table:table-column table:style-name="co33" table:default-cell-style-name="ce42"/>
        <table:table-column table:style-name="co33" table:default-cell-style-name="ce39"/>
        <table:table-column table:style-name="co2" table:default-cell-style-name="ce39"/>
        <table:table-column table:style-name="co34" table:default-cell-style-name="ce39"/>
        <table:table-column table:style-name="co35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00/00/00</text:date>, <text:time style:data-style-name="N2" text:time-value="16:15:59.73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0T16:50:26.384000000</dc:date>
    <meta:editing-duration>P4DT2H7M11S</meta:editing-duration>
    <meta:editing-cycles>357</meta:editing-cycles>
    <meta:generator>LibreOffice/24.2.3.2$Windows_x86 LibreOffice_project/433d9c2ded56988e8a90e6b2e771ee4e6a5ab2ba</meta:generator>
    <meta:document-statistic meta:table-count="12" meta:cell-count="508" meta:object-count="0"/>
  </office:meta>
</office:document-meta>
</file>